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0pt" officeooo:rsid="008acca0" officeooo:paragraph-rsid="008acca0" style:font-size-asian="10pt" style:font-size-complex="10pt"/>
    </style:style>
    <style:style style:name="P2" style:family="paragraph" style:parent-style-name="Standard">
      <style:text-properties fo:font-size="10pt" officeooo:rsid="00ceb368" officeooo:paragraph-rsid="00ceb704" style:font-size-asian="10pt" style:font-size-complex="10pt"/>
    </style:style>
    <style:style style:name="P3" style:family="paragraph" style:parent-style-name="Standard">
      <style:text-properties fo:font-size="10pt" officeooo:rsid="00ceb368" officeooo:paragraph-rsid="00db5481" style:font-size-asian="10pt" style:font-size-complex="10pt"/>
    </style:style>
    <style:style style:name="P4" style:family="paragraph" style:parent-style-name="Standard">
      <style:text-properties fo:font-size="10pt" officeooo:rsid="00d99cc1" officeooo:paragraph-rsid="00d99cc1" style:font-size-asian="10pt" style:font-size-complex="10pt"/>
    </style:style>
    <style:style style:name="P5" style:family="paragraph" style:parent-style-name="Standard">
      <style:text-properties fo:font-size="10pt" officeooo:rsid="00db5481" officeooo:paragraph-rsid="00db5481" style:font-size-asian="10pt" style:font-size-complex="10pt"/>
    </style:style>
    <style:style style:name="P6" style:family="paragraph" style:parent-style-name="Standard">
      <style:text-properties fo:font-size="10pt" officeooo:rsid="00dd5a64" officeooo:paragraph-rsid="00dd5a64" style:font-size-asian="10pt" style:font-size-complex="10pt"/>
    </style:style>
    <style:style style:name="P7" style:family="paragraph" style:parent-style-name="Standard">
      <style:text-properties fo:font-size="10pt" officeooo:rsid="00f7f16e" officeooo:paragraph-rsid="00f7f16e" style:font-size-asian="10pt" style:font-size-complex="10pt"/>
    </style:style>
    <style:style style:name="P8" style:family="paragraph" style:parent-style-name="Standard">
      <style:text-properties officeooo:paragraph-rsid="00dc5739"/>
    </style:style>
    <style:style style:name="P9" style:family="paragraph" style:parent-style-name="Standard">
      <style:text-properties officeooo:rsid="00dcff80" officeooo:paragraph-rsid="00dcff80"/>
    </style:style>
    <style:style style:name="P10" style:family="paragraph" style:parent-style-name="Standard">
      <style:text-properties officeooo:paragraph-rsid="00dd5a64"/>
    </style:style>
    <style:style style:name="P11" style:family="paragraph" style:parent-style-name="Standard">
      <style:text-properties officeooo:rsid="00ddf025" officeooo:paragraph-rsid="00ddf025"/>
    </style:style>
    <style:style style:name="P12" style:family="paragraph" style:parent-style-name="Standard">
      <style:text-properties officeooo:paragraph-rsid="00ec4833"/>
    </style:style>
    <style:style style:name="P13" style:family="paragraph" style:parent-style-name="Standard">
      <style:text-properties fo:font-size="10pt" officeooo:rsid="00ddf025" officeooo:paragraph-rsid="00ddf025" style:font-size-asian="10pt" style:font-size-complex="10pt"/>
    </style:style>
    <style:style style:name="P14" style:family="paragraph" style:parent-style-name="Standard">
      <style:text-properties style:font-name="Courier" fo:font-size="10pt" officeooo:rsid="00db5481" officeooo:paragraph-rsid="00ceb704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891202" style:font-size-asian="10pt" style:font-size-complex="10pt"/>
    </style:style>
    <style:style style:name="T3" style:family="text">
      <style:text-properties fo:font-size="10pt" officeooo:rsid="00dc5739" style:font-size-asian="10pt" style:font-size-complex="10pt"/>
    </style:style>
    <style:style style:name="T4" style:family="text">
      <style:text-properties fo:font-size="10pt" officeooo:rsid="00dcff80" style:font-size-asian="10pt" style:font-size-complex="10pt"/>
    </style:style>
    <style:style style:name="T5" style:family="text">
      <style:text-properties fo:font-size="10pt" officeooo:rsid="00dd5a64" style:font-size-asian="10pt" style:font-size-complex="10pt"/>
    </style:style>
    <style:style style:name="T6" style:family="text">
      <style:text-properties fo:font-size="10pt" officeooo:rsid="00e5d3ed" style:font-size-asian="10pt" style:font-size-complex="10pt"/>
    </style:style>
    <style:style style:name="T7" style:family="text">
      <style:text-properties fo:font-size="10pt" fo:font-style="italic" officeooo:rsid="00dd5a64" style:font-size-asian="10pt" style:font-style-asian="italic" style:font-size-complex="10pt" style:font-style-complex="italic"/>
    </style:style>
    <style:style style:name="T8" style:family="text">
      <style:text-properties fo:font-size="10pt" fo:font-style="italic" officeooo:rsid="00ec4833" style:font-size-asian="10pt" style:font-style-asian="italic" style:font-size-complex="10pt" style:font-style-complex="italic"/>
    </style:style>
    <style:style style:name="T9" style:family="text">
      <style:text-properties fo:font-size="10pt" fo:font-weight="bold" officeooo:rsid="00dc5739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dd5a64" style:font-size-asian="10pt" style:font-weight-asian="bold" style:font-size-complex="10pt" style:font-weight-complex="bold"/>
    </style:style>
    <style:style style:name="T11" style:family="text">
      <style:text-properties style:font-name="Courier"/>
    </style:style>
    <style:style style:name="T12" style:family="text">
      <style:text-properties style:font-name="Courier" officeooo:rsid="00db54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T</text:span><text:span text:style-name="T1">NPG: __________________________________ <text:s/>Roster: ___________________________________________________</text:span></text:p>
      <text:p text:style-name="P13"/>
      <text:p text:style-name="P12"><text:span text:style-name="T2">TRIO MISSION: <text:s/></text:span><text:span text:style-name="T7">Use this value-added KtS as log/sandbox as you go. Note anything notable.</text:span></text:p>
      <text:p text:style-name="P12"><text:span text:style-name="T7">* </text:span><text:span text:style-name="T8">Utilize QAF in real-time and outside class.</text:span></text:p>
      <text:p text:style-name="P12"><text:span text:style-name="T7">* Deposit on lisadesk </text:span><text:span text:style-name="T8">(1paper/trio) </text:span><text:span text:style-name="T7">at end of period</text:span><text:span text:style-name="T5">.</text:span></text:p>
      <text:p text:style-name="P10"><text:span text:style-name="T3">ALPHA: </text:span><text:span text:style-name="T9">Certify</text:span><text:span text:style-name="T3"> each teammate has correctly linked their workshop as a submodule in the Workshop Repo of Holding. </text:span><text:span text:style-name="T6">Should tinkering with RoH be necessary, observe Token Protocol.</text:span></text:p>
      <text:p text:style-name="P8"><text:span text:style-name="T3">B</text:span><text:span text:style-name="T4">RAVO</text:span><text:span text:style-name="T3">: </text:span><text:span text:style-name="T9">Port</text:span><text:span text:style-name="T3"> </text:span><text:span text:style-name="T4">thus-far written </text:span><text:span text:style-name="T3">codingbat </text:span><text:span text:style-name="T4">python code</text:span><text:span text:style-name="T3"> into appropriate location in workshop of each teammate.</text:span></text:p>
      <text:p text:style-name="P9"><text:span text:style-name="T3">C</text:span><text:span text:style-name="T1">HARLIE: </text:span><text:span text:style-name="T10">Ensure each teammate has working familiarity</text:span><text:span text:style-name="T5"> with list-1 and list-2 sections, and store this code in appropriate location in workshop.</text:span></text:p>
      <text:p text:style-name="P6"/>
      <text:p text:style-name="P2"><text:span text:style-name="T11">path/to/</text:span><text:span text:style-name="T12">your</text:span><text:span text:style-name="T11">/work</text:span><text:span text:style-name="T12">shop</text:span><text:span text:style-name="T11">$ tree -</text:span><text:span text:style-name="T12">a</text:span></text:p>
      <text:p text:style-name="P14">.</text:p>
      <text:p text:style-name="P14">├── 03_py</text:p>
      <text:p text:style-name="P14">│ <text:s text:c="2"/>├── list1</text:p>
      <text:p text:style-name="P14">│ <text:s text:c="2"/>│ <text:s text:c="2"/>└── your-runnable-codingbat-py-files</text:p>
      <text:p text:style-name="P14">│ <text:s text:c="2"/>├── list2</text:p>
      <text:p text:style-name="P14">│ <text:s text:c="2"/>│ <text:s text:c="2"/>└── your-runnable-codingbat-py-files</text:p>
      <text:p text:style-name="P14">│ <text:s text:c="2"/>├── warmup1</text:p>
      <text:p text:style-name="P14">│ <text:s text:c="2"/>│ <text:s text:c="2"/>└── your-runnable-codingbat-py-files</text:p>
      <text:p text:style-name="P14">│ <text:s text:c="2"/>└── warmup2</text:p>
      <text:p text:style-name="P14">│ <text:s text:c="6"/>└── your-runnable-codingbat-py-files</text:p>
      <text:p text:style-name="P14">├── .gitignore</text:p>
      <text:p text:style-name="P14">└── README.md</text:p>
      <text:p text:style-name="P3"/>
      <text:p text:style-name="P2"/>
      <text:p text:style-name="P1"/>
      <text:p text:style-name="P4">DISCO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Q/C/C: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HAAAAALP!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8:17:32.213566566</meta:creation-date>
    <dc:date>2022-09-19T07:57:46.924982685</dc:date>
    <meta:editing-duration>PT1H47M36S</meta:editing-duration>
    <meta:editing-cycles>97</meta:editing-cycles>
    <meta:generator>LibreOffice/7.3.7.2$Linux_X86_64 LibreOffice_project/30$Build-2</meta:generator>
    <meta:print-date>2022-09-14T08:26:31.400680794</meta:print-date>
    <meta:document-statistic meta:table-count="0" meta:image-count="0" meta:object-count="0" meta:page-count="1" meta:paragraph-count="23" meta:word-count="138" meta:character-count="1032" meta:non-whitespace-character-count="889"/>
  </office:meta>
</office:document-meta>
</file>